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55308d"/>
    </style:style>
    <style:style style:name="dp2" style:family="drawing-page"/>
    <style:style style:name="gr1" style:family="graphic" style:parent-style-name="standard">
      <style:graphic-properties draw:stroke="none" svg:stroke-width="0.035cm" draw:marker-start-width="0.252cm" draw:marker-end-width="0.252cm" draw:fill-color="#729fcf" draw:textarea-horizontal-align="justify" draw:textarea-vertical-align="middle" draw:auto-grow-height="false" fo:min-height="7.176cm" fo:min-width="2.682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svg:stroke-width="0.035cm" svg:stroke-color="#be480a" draw:marker-start-width="0.252cm" draw:marker-end-width="0.252cm" draw:fill-color="#ff8000" draw:textarea-horizontal-align="justify" draw:textarea-vertical-align="middle" draw:auto-grow-height="false" fo:min-height="2.72cm" fo:min-width="0.914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svg:stroke-width="0.035cm" svg:stroke-color="#ffbf00" draw:marker-start-width="0.252cm" draw:marker-end-width="0.252cm" draw:fill-color="#ffff00" draw:textarea-horizontal-align="justify" draw:textarea-vertical-align="middle" draw:auto-grow-height="false" fo:min-height="2.72cm" fo:min-width="0.914cm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stroke-dash="Dot" svg:stroke-width="0.035cm" draw:marker-start-width="0.252cm" draw:marker-end-width="0.252cm" svg:stroke-linecap="butt" draw:fill-color="#729fcf" draw:textarea-horizontal-align="justify" draw:textarea-vertical-align="middle" draw:auto-grow-height="false" fo:min-height="6.646cm" fo:min-width="7.28cm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svg:stroke-width="0.035cm" svg:stroke-color="#808080" draw:marker-start-width="0.252cm" draw:marker-end-width="0.252cm" draw:fill-color="#b4c7dc" draw:textarea-horizontal-align="justify" draw:textarea-vertical-align="middle" draw:auto-grow-height="false" fo:min-height="7.176cm" fo:min-width="2.682cm" fo:padding-top="0.142cm" fo:padding-bottom="0.142cm" fo:padding-left="0.267cm" fo:padding-right="0.267cm" draw:shadow="hidden"/>
    </style:style>
    <style:style style:name="gr6" style:family="graphic" style:parent-style-name="standard">
      <style:graphic-properties draw:stroke="none" svg:stroke-width="0.035cm" svg:stroke-color="#999999" draw:marker-start-width="0.252cm" draw:marker-end-width="0.252cm" draw:fill-color="#dee6ef" draw:textarea-horizontal-align="justify" draw:textarea-vertical-align="middle" draw:auto-grow-height="false" fo:min-height="0.147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path draw:style-name="gr1" draw:text-style-name="P1" draw:layer="layout" svg:width="0.707cm" svg:height="0.579cm" svg:x="14.105cm" svg:y="18.75cm" svg:viewBox="0 0 708 580" svg:d="M1 480c36-134 87-244 149-321s132-159 204-159c71 0 142 82 204 159 61 77 113 187 148 321 36 133-741 133-705 0z">
                <text:p/>
              </draw:path>
              <draw:path draw:style-name="gr2" draw:text-style-name="P2" draw:layer="layout" svg:width="0.413cm" svg:height="0.848cm" svg:x="14.252cm" svg:y="20.115cm" svg:viewBox="0 0 414 849" svg:d="M407 375c0 66 17 59-1 116-17 57-69 176-99 209s-65 149-100 149-69-116-99-149c-31-33-83-152-100-209-18-57 0-50 0-116s9-130 27-187c17-57 42-105 73-138 30-33 64-50 99-50s70 17 100 50 55 81 73 138 27 121 27 187z">
                <text:p/>
              </draw:path>
              <draw:path draw:style-name="gr3" draw:text-style-name="P3" draw:layer="layout" svg:width="0.178cm" svg:height="0.282cm" svg:x="14.371cm" svg:y="20.39cm" svg:viewBox="0 0 179 283" svg:d="M176 125c0 22 7 20-1 39-7 19-29 58-42 69-14 11-29 50-44 50s-29-39-43-50c-13-11-35-50-43-69-7-19 0-17 0-39s4-43 12-62 18-35 31-46c14-11 28-17 44-17 15 0 29 6 43 17 13 11 23 27 31 46s12 40 12 62z">
                <text:p/>
              </draw:path>
              <draw:path draw:style-name="gr4" draw:text-style-name="P1" draw:layer="layout" svg:width="2.599cm" svg:height="1.709cm" svg:x="13.15cm" svg:y="19.205cm" svg:viewBox="0 0 2600 1710" svg:d="M1300 1140c-946 0-1300 570-1300 570 0-300 60-595 174-855s278-476 476-626c197-150 422-229 650-229s452 79 650 229 362 366 476 626 174 555 174 854c0 0-355-569-1300-569z">
                <text:p/>
              </draw:path>
              <draw:path draw:style-name="gr5" draw:text-style-name="P4" draw:layer="layout" svg:width="0.814cm" svg:height="1.668cm" svg:x="14.051cm" svg:y="18.75cm" svg:viewBox="0 0 815 1669" svg:d="M815 918c0 154-19 305-55 438s-81 230-127 313c-135 0-316 0-452 0-45-42-91-180-126-313-36-133-55-284-55-438s19-305 55-438c35-134 87-244 149-321s132-159 203-159c72 0 142 82 204 159s113 187 149 321c36 133 55 284 55 438z">
                <text:p/>
              </draw:path>
              <draw:custom-shape draw:style-name="gr6" draw:text-style-name="P5" draw:layer="layout" svg:width="0.362cm" svg:height="0.609cm" svg:x="14.277cm" svg:y="19.4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7" draw:text-style-name="P6" draw:layer="layout" svg:width="0.154cm" svg:height="0.203cm" svg:x="14.332cm" svg:y="19.53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</draw:page>
      <draw:page draw:name="page2" draw:style-name="dp2" draw:master-page-name="Padrã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14:26:33.224599592</meta:creation-date>
    <dc:date>2023-05-19T16:08:20.430012796</dc:date>
    <meta:editing-duration>PT57M56S</meta:editing-duration>
    <meta:editing-cycles>1</meta:editing-cycles>
    <meta:document-statistic meta:object-count="10"/>
    <meta:generator>LibreOffice/7.3.7.2$Linux_X86_64 LibreOffice_project/30$Build-2</meta:generator>
  </office:meta>
</office:document-meta>
</file>